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  <style:paragraph-properties style:writing-mode="lr-tb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6.327cm" fo:min-width="3.283cm"/>
      <style:paragraph-properties style:writing-mode="lr-tb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  <style:paragraph-properties style:writing-mode="lr-tb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  <style:paragraph-properties style:writing-mode="lr-tb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  <style:paragraph-properties style:writing-mode="lr-tb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  <style:paragraph-properties style:writing-mode="lr-tb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  <style:paragraph-properties style:writing-mode="lr-tb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3v-444h1329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985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Infant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8.048cm" draw:start-shape="id2" draw:end-shape="id4" svg:d="M10525 7350h698v698h699" svg:viewBox="0 0 1398 69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8.048cm" draw:start-shape="id6" draw:start-glue-point="3" draw:end-shape="id4" svg:d="M17510 8302h-698v-254h-699" svg:viewBox="0 0 1398 25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541cm" draw:start-shape="id7" draw:start-glue-point="3" draw:end-shape="id4" draw:end-glue-point="2" svg:d="M16747 16748h-2730v-5207" svg:viewBox="0 0 2731 5208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4v-120h2410v501" svg:viewBox="0 0 3365 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1" fo:font-family="'Times New Roman'" style:font-family-generic="roman" fo:font-size="12pt" fo:language="en" fo:country="US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1" fo:font-family="'Times New Roman'" style:font-family-generic="roman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09:39:02.827524194</meta:creation-date>
    <dc:date>2021-01-21T14:26:37.878566288</dc:date>
    <meta:editing-duration>PT15H17M52S</meta:editing-duration>
    <meta:editing-cycles>72</meta:editing-cycles>
    <meta:generator>LibreOffice/6.4.6.2$Linux_X86_64 LibreOffice_project/40$Build-2</meta:generator>
    <meta:document-statistic meta:object-count="19"/>
  </office:meta>
</office:document-meta>
</file>